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style:paragraph-properties fo:text-align="start"/>
      <style:text-properties fo:font-size="24pt" fo:language="de" fo:country="DE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fo:language="de" fo:country="DE" style:font-size-asian="24pt" style:font-size-complex="24pt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Mein Projekt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Inhaltsverzeichnis:</text:span></text:p>
            <text:p text:style-name="P2"><text:span text:style-name="T1">Technologien</text:span></text:p>
            <text:p text:style-name="P2"><text:span text:style-name="T1">Das Frontend</text:span></text:p>
            <text:p text:style-name="P2"><text:span text:style-name="T1">Die API</text:span></text:p>
            <text:p text:style-name="P2"><text:span text:style-name="T1">Die Datenbank</text:span></text:p>
            <text:p text:style-name="P2"><text:span text:style-name="T1">Dock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Technologi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Docker</text:p>
              </text:list-item>
              <text:list-item>
                <text:p text:style-name="P1">Docker-compose</text:p>
              </text:list-item>
              <text:list-item>
                <text:p text:style-name="P1">React</text:p>
              </text:list-item>
              <text:list-item>
                <text:p text:style-name="P1">NodeJS</text:p>
              </text:list-item>
              <text:list-item>
                <text:p text:style-name="P1">Typescript</text:p>
              </text:list-item>
              <text:list-item>
                <text:p text:style-name="P1">SurrealDb</text:p>
              </text:list-item>
              <text:list-item>
                <text:p text:style-name="P1">Expres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Das Fronten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Mit React</text:p>
              </text:list-item>
              <text:list-item>
                <text:p text:style-name="P1">Zeigt Inhalte der Datenbank</text:p>
              </text:list-item>
              <text:list-item>
                <text:p text:style-name="P1">Schilcht</text:p>
              </text:list-item>
              <text:list-item>
                <text:p text:style-name="P1">Kann Neue Bücher und Regale erstell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ie AP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press</text:p>
              </text:list-item>
              <text:list-item>
                <text:p>Simple</text:p>
              </text:list-item>
              <text:list-item>
                <text:p>2 Endpunkte</text:p>
              </text:list-item>
              <text:list-item>
                <text:p>Interagiert mit Datenban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e Datenban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urrealDB</text:p>
              </text:list-item>
              <text:list-item>
                <text:p>Speichert alle Bücher und Regale</text:p>
                <text:list>
                  <text:list-item>
                    <text:p>Für Regale nur name</text:p>
                  </text:list-item>
                  <text:list-item>
                    <text:p>Für Bücher Title, Author, ISBN, Cover, <text:span text:style-name="T2">assozierte</text:span> Regale</text:p>
                  </text:list-item>
                </text:list>
              </text:list-item>
              <text:list-item>
                <text:p>Warum SurrealDB</text:p>
                <text:list>
                  <text:list-item>
                    <text:p><text:span text:style-name="T2">Einfach zu verwalten</text:span></text:p>
                  </text:list-item>
                  <text:list-item>
                    <text:p>Einfach zu bedie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PI Datenbank und React separate container</text:p>
              </text:list-item>
              <text:list-item>
                <text:p>Deploy bar mit docker-compose</text:p>
              </text:list-item>
              <text:list-item>
                <text:p>Ein docker network </text:p>
              </text:list-item>
              <text:list-item>
                <text:p>Nur API und Frontend expo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00:16:40.360950848</meta:creation-date>
    <dc:date>2023-03-09T00:33:19.507037631</dc:date>
    <meta:editing-duration>PT16M39S</meta:editing-duration>
    <meta:editing-cycles>1</meta:editing-cycles>
    <meta:document-statistic meta:object-count="45"/>
    <meta:generator>LibreOffice/7.4.5.1$Linux_X86_64 LibreOffice_project/40$Build-1</meta:generator>
  </office:meta>
</office:document-meta>
</file>